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356e" officeooo:paragraph-rsid="001e356e"/>
    </style:style>
    <style:style style:name="P2" style:family="paragraph" style:parent-style-name="Standard">
      <style:text-properties style:font-name="Arial" fo:font-weight="bold" officeooo:rsid="001ef652" officeooo:paragraph-rsid="001ef652" style:font-weight-asian="bold" style:font-weight-complex="bold"/>
    </style:style>
    <style:style style:name="P3" style:family="paragraph" style:parent-style-name="Standard">
      <style:text-properties style:font-name="Arial" fo:font-weight="bold" officeooo:rsid="001ef652" officeooo:paragraph-rsid="001fdc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e356e" officeooo:paragraph-rsid="001e356e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officeooo:rsid="001ef652" officeooo:paragraph-rsid="001ef652"/>
    </style:style>
    <style:style style:name="P6" style:family="paragraph" style:parent-style-name="Standard">
      <style:text-properties style:font-name="Arial" officeooo:rsid="001ef652" officeooo:paragraph-rsid="0022a614"/>
    </style:style>
    <style:style style:name="P7" style:family="paragraph" style:parent-style-name="Standard">
      <style:text-properties style:font-name="Arial" officeooo:rsid="001fdc27" officeooo:paragraph-rsid="001fdc27"/>
    </style:style>
    <style:style style:name="P8" style:family="paragraph" style:parent-style-name="Standard">
      <style:text-properties style:font-name="Arial" officeooo:rsid="001fdc27" officeooo:paragraph-rsid="0022c216"/>
    </style:style>
    <style:style style:name="P9" style:family="paragraph" style:parent-style-name="Standard">
      <style:text-properties style:font-name="Arial" officeooo:rsid="0022a614" officeooo:paragraph-rsid="0022a614"/>
    </style:style>
    <style:style style:name="P10" style:family="paragraph" style:parent-style-name="Standard">
      <style:text-properties style:font-name="Arial" officeooo:rsid="0022c216" officeooo:paragraph-rsid="0022c216"/>
    </style:style>
    <style:style style:name="P11" style:family="paragraph" style:parent-style-name="Standard">
      <style:text-properties style:font-name="Arial" officeooo:rsid="0024b395" officeooo:paragraph-rsid="0024b395"/>
    </style:style>
    <style:style style:name="T1" style:family="text">
      <style:text-properties officeooo:rsid="001fdc27"/>
    </style:style>
    <style:style style:name="T2" style:family="text">
      <style:text-properties officeooo:rsid="0022a614"/>
    </style:style>
    <style:style style:name="T3" style:family="text">
      <style:text-properties officeooo:rsid="0022c216"/>
    </style:style>
    <style:style style:name="T4" style:family="text">
      <style:text-properties officeooo:rsid="0024b395"/>
    </style:style>
    <style:style style:name="T5" style:family="text">
      <style:text-properties officeooo:rsid="002587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mativa 1 – Fundamentos de <text:span text:style-name="T5">R</text:span>edes de Computadores</text:p>
      <text:p text:style-name="P1"/>
      <text:p text:style-name="P1">Aluno/Matricula: </text:p>
      <text:p text:style-name="P1">- João Vítor Morandi Lemos/160010195</text:p>
      <text:p text:style-name="P1">- José Aquiles</text:p>
      <text:p text:style-name="P5">Professor:</text:p>
      <text:p text:style-name="P5">- Tiago Alves</text:p>
      <text:p text:style-name="P5"/>
      <text:p text:style-name="P2">1 - Qual sistema operacional foi usado na construção do sistema?</text:p>
      <text:p text:style-name="P5">R: <text:span text:style-name="T3">Ubuntu 16.04 (João Vítor) e </text:span></text:p>
      <text:p text:style-name="P5"/>
      <text:p text:style-name="P2">2 - Qual ambiente de desenvolvimento foi usado?</text:p>
      <text:p text:style-name="P5">R: <text:span text:style-name="T3">Visual Studio Code</text:span></text:p>
      <text:p text:style-name="P5"/>
      <text:p text:style-name="P2">3 - Como construir a aplicação?</text:p>
      <text:p text:style-name="P5">R: <text:span text:style-name="T2">gcc -o prog client.c</text:span></text:p>
      <text:p text:style-name="P5"/>
      <text:p text:style-name="P9">Após o build, é gerado o executável “prog”, na mesma pasta do arquivo em c.</text:p>
      <text:p text:style-name="P5"/>
      <text:p text:style-name="P2">4 - Como executar a aplicação?</text:p>
      <text:p text:style-name="P5">R: ./<text:span text:style-name="T2">prog &lt;hostname&gt; &lt;servidor DNS&gt;</text:span></text:p>
      <text:p text:style-name="P5"/>
      <text:p text:style-name="P9">Exemplo: ./prog unb.br 8.8.8.8</text:p>
      <text:p text:style-name="P5"/>
      <text:p text:style-name="P2">5 - <text:span text:style-name="T1">Q</text:span>uais são as telas (instruções de uso)?</text:p>
      <text:p text:style-name="P8">R:</text:p>
      <text:p text:style-name="P11">Input1: <text:span text:style-name="T3">./prog unb.br 8.8.8.8</text:span></text:p>
      <text:p text:style-name="P10">Saída no console: unb.br &lt;&gt; unb-br.mail.protection.outlook.com</text:p>
      <text:p text:style-name="P10"/>
      <text:p text:style-name="P10"><text:span text:style-name="T4">Input 2: </text:span>./prog imagdaskdasdasj.br 1.1.1.1</text:p>
      <text:p text:style-name="P10">Saída no console: Dominio imagdaskdasdasj.br n<text:span text:style-name="T4">ã</text:span>o encontrado</text:p>
      <text:p text:style-name="P10"/>
      <text:p text:style-name="P10"><text:span text:style-name="T4">Input 3: </text:span>./<text:span text:style-name="T4">prog</text:span> fga.unb.br 8.8.8.8</text:p>
      <text:p text:style-name="P11">Dominio fga.unb.br não possui entrada MX</text:p>
      <text:p text:style-name="P10"/>
      <text:p text:style-name="P10"><text:span text:style-name="T4">Input 4: </text:span>./<text:span text:style-name="T4">prog</text:span> unb.br 1.2.3.4</text:p>
      <text:p text:style-name="P11">Nao foi possível coletar entrada MX para unb.br</text:p>
      <text:p text:style-name="P7"/>
      <text:p text:style-name="P3">6 - <text:span text:style-name="T1">Q</text:span>uais são as limitações conhecidas?</text:p>
      <text:p text:style-name="P6"><text:span text:style-name="T1">R: </text:span></text:p>
      <text:p text:style-name="P6"><text:span text:style-name="T1">* Apenas consultas do tipo MX são realizadas pela aplicação;</text:span></text:p>
      <text:p text:style-name="P6">* <text:span text:style-name="T2">Warning da função “inet_aton” não tratado, mas apenas uma limitação visual, sem alterações na execução;</text:span></text:p>
      <text:p text:style-name="P6">* <text:span text:style-name="T2">Entradas fora do padrão (com “www” ou “https” na frente) não conseguem ser encontra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2:51:26.787514723</meta:creation-date>
    <dc:date>2020-09-30T14:10:41.373103498</dc:date>
    <meta:editing-duration>PT27M5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95" meta:character-count="1209" meta:non-whitespace-character-count="1041"/>
  </office:meta>
</office:document-meta>
</file>